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badi" svg:font-family="Abadi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center"/>
      <style:text-properties style:font-name="Abadi" fo:color="#000000" style:text-underline-type="single" style:text-underline-style="solid" style:text-underline-width="auto" style:text-underline-mode="continuous"/>
    </style:style>
    <style:style style:name="P2" style:parent-style-name="Párrafodelista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1.0937in" style:use-optimal-column-width="false"/>
    </style:style>
    <style:style style:name="TableColumn6" style:family="table-column">
      <style:table-column-properties style:column-width="3.2395in" style:use-optimal-column-width="false"/>
    </style:style>
    <style:style style:name="Table3" style:family="table">
      <style:table-properties style:width="6.5in" fo:margin-left="0in" table:align="left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10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1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Row14" style:family="table-row">
      <style:table-row-properties style:min-row-height="0.2083in" style:use-optimal-row-height="false"/>
    </style:style>
    <style:style style:name="TableCell1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1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1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21" style:family="table-row">
      <style:table-row-properties style:min-row-height="0.2083in" style:use-optimal-row-height="false"/>
    </style:style>
    <style:style style:name="TableCell22" style:family="table-cell">
      <style:table-cell-properties fo:border="0.0069in solid #A8D08D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3" style:parent-style-name="Normal" style:family="paragraph">
      <style:paragraph-properties fo:margin-bottom="0in" fo:line-height="100%"/>
    </style:style>
    <style:style style:name="T34" style:parent-style-name="Fuentedepárrafopredeter.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35" style:parent-style-name="Fuentedepárrafopredeter.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37" style:family="table-row">
      <style:table-row-properties style:min-row-height="0.2083in" style:use-optimal-row-height="false"/>
    </style:style>
    <style:style style:name="TableCell3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4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45" style:family="table-row">
      <style:table-row-properties style:min-row-height="0.2083in" style:use-optimal-row-height="false"/>
    </style:style>
    <style:style style:name="TableCell46" style:family="table-cell">
      <style:table-cell-properties fo:border="0.0069in solid #A8D08D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5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59" style:family="table-row">
      <style:table-row-properties style:min-row-height="0.2083in" style:use-optimal-row-height="false"/>
    </style:style>
    <style:style style:name="TableCell6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6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6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67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TableRow68" style:family="table-row">
      <style:table-row-properties style:min-row-height="0.2083in" style:use-optimal-row-height="false"/>
    </style:style>
    <style:style style:name="TableCell69" style:family="table-cell">
      <style:table-cell-properties fo:border="0.0069in solid #A8D08D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7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8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8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8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86" style:family="table-row">
      <style:table-row-properties style:min-row-height="0.2083in" style:use-optimal-row-height="false"/>
    </style:style>
    <style:style style:name="TableCell8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Cell8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9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94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T95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96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TableRow97" style:family="table-row">
      <style:table-row-properties style:min-row-height="0.2083in" style:use-optimal-row-height="false"/>
    </style:style>
    <style:style style:name="TableCell98" style:family="table-cell">
      <style:table-cell-properties fo:border="0.0069in solid #A8D08D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119" style:parent-style-name="Párrafodelista" style:family="paragraph">
      <style:text-properties style:font-name="Calibri" style:font-name-complex="Calibri" fo:font-size="10pt" style:font-size-asian="10pt" style:font-size-complex="10pt"/>
    </style:style>
    <style:style style:name="P120" style:parent-style-name="Párrafodelista" style:list-style-name="LFO2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olumn122" style:family="table-column">
      <style:table-column-properties style:column-width="2.1458in" style:use-optimal-column-width="false"/>
    </style:style>
    <style:style style:name="TableColumn123" style:family="table-column">
      <style:table-column-properties style:column-width="0.927in" style:use-optimal-column-width="false"/>
    </style:style>
    <style:style style:name="TableColumn124" style:family="table-column">
      <style:table-column-properties style:column-width="3.5in" style:use-optimal-column-width="false"/>
    </style:style>
    <style:style style:name="Table121" style:family="table">
      <style:table-properties style:width="6.5729in" fo:margin-left="0in" table:align="left"/>
    </style:style>
    <style:style style:name="TableRow125" style:family="table-row">
      <style:table-row-properties style:min-row-height="0.2083in" style:use-optimal-row-height="false"/>
    </style:style>
    <style:style style:name="TableCell12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128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130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Row132" style:family="table-row">
      <style:table-row-properties style:min-row-height="0.2083in" style:use-optimal-row-height="false"/>
    </style:style>
    <style:style style:name="TableCell13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13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13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9CC2E5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5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5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153" style:family="table-row">
      <style:table-row-properties style:min-row-height="0.2083in" style:use-optimal-row-height="false"/>
    </style:style>
    <style:style style:name="TableCell15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15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15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="0.0069in solid #9CC2E5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6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6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6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6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6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6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7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7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174" style:family="table-row">
      <style:table-row-properties style:min-row-height="0.2083in" style:use-optimal-row-height="false"/>
    </style:style>
    <style:style style:name="TableCell17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17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17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182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P18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184" style:family="table-row">
      <style:table-row-properties style:min-row-height="0.2083in" style:use-optimal-row-height="false"/>
    </style:style>
    <style:style style:name="TableCell185" style:family="table-cell">
      <style:table-cell-properties fo:border="0.0069in solid #9CC2E5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8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8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9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0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0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203" style:family="table-row">
      <style:table-row-properties style:min-row-height="0.2083in" style:use-optimal-row-height="false"/>
    </style:style>
    <style:style style:name="TableCell20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20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2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210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211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TableRow212" style:family="table-row">
      <style:table-row-properties style:min-row-height="0.2083in" style:use-optimal-row-height="false"/>
    </style:style>
    <style:style style:name="TableCell213" style:family="table-cell">
      <style:table-cell-properties fo:border="0.0069in solid #9CC2E5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1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1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3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31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32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33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34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35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36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37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38" style:parent-style-name="Título1" style:family="paragraph">
      <style:paragraph-properties fo:text-align="center"/>
      <style:text-properties style:font-name="Abadi" style:font-name-complex="Calibri" fo:color="#000000" style:text-underline-type="single" style:text-underline-style="solid" style:text-underline-width="auto" style:text-underline-mode="continuous"/>
    </style:style>
    <style:style style:name="P239" style:parent-style-name="Párrafodelista" style:list-style-name="LFO1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olumn241" style:family="table-column">
      <style:table-column-properties style:column-width="2.1666in" style:use-optimal-column-width="false"/>
    </style:style>
    <style:style style:name="TableColumn242" style:family="table-column">
      <style:table-column-properties style:column-width="1.0937in" style:use-optimal-column-width="false"/>
    </style:style>
    <style:style style:name="TableColumn243" style:family="table-column">
      <style:table-column-properties style:column-width="3.2395in" style:use-optimal-column-width="false"/>
    </style:style>
    <style:style style:name="Table240" style:family="table">
      <style:table-properties style:width="6.5in" fo:margin-left="0in" table:align="left"/>
    </style:style>
    <style:style style:name="TableRow244" style:family="table-row">
      <style:table-row-properties style:min-row-height="0.2083in" style:use-optimal-row-height="false"/>
    </style:style>
    <style:style style:name="TableCell245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47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49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Row251" style:family="table-row">
      <style:table-row-properties style:min-row-height="0.2083in" style:use-optimal-row-height="false"/>
    </style:style>
    <style:style style:name="TableCell25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25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25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258" style:family="table-row">
      <style:table-row-properties style:min-row-height="0.2083in" style:use-optimal-row-height="false"/>
    </style:style>
    <style:style style:name="TableCell259" style:family="table-cell">
      <style:table-cell-properties fo:border="0.0069in solid #A8D08D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6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70" style:parent-style-name="Normal" style:family="paragraph">
      <style:paragraph-properties fo:margin-bottom="0in" fo:line-height="100%"/>
    </style:style>
    <style:style style:name="T271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P27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273" style:family="table-row">
      <style:table-row-properties style:min-row-height="0.2083in" style:use-optimal-row-height="false"/>
    </style:style>
    <style:style style:name="TableCell27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27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27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280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281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TableRow282" style:family="table-row">
      <style:table-row-properties style:min-row-height="0.2083in" style:use-optimal-row-height="false"/>
    </style:style>
    <style:style style:name="TableCell283" style:family="table-cell">
      <style:table-cell-properties fo:border="0.0069in solid #A8D08D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85" style:parent-style-name="Normal" style:family="paragraph">
      <style:paragraph-properties fo:margin-bottom="0in" fo:line-height="100%"/>
    </style:style>
    <style:style style:name="T286" style:parent-style-name="Fuentedepárrafopredeter.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287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P28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8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29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0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01" style:parent-style-name="Normal" style:family="paragraph">
      <style:paragraph-properties fo:margin-bottom="0in" fo:line-height="100%"/>
    </style:style>
    <style:style style:name="T302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P30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0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305" style:family="table-row">
      <style:table-row-properties style:min-row-height="0.2083in" style:use-optimal-row-height="false"/>
    </style:style>
    <style:style style:name="TableCell30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308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309" style:parent-style-name="Fuentedepárrafopredeter.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31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31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314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315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TableRow316" style:family="table-row">
      <style:table-row-properties style:min-row-height="0.2083in" style:use-optimal-row-height="false"/>
    </style:style>
    <style:style style:name="TableCell317" style:family="table-cell">
      <style:table-cell-properties fo:border="0.0069in solid #A8D08D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1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2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3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3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3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3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3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35" style:parent-style-name="Normal" style:family="paragraph">
      <style:paragraph-properties fo:margin-bottom="0in" fo:line-height="100%"/>
    </style:style>
    <style:style style:name="T336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P33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38" style:parent-style-name="Párrafodelista" style:family="paragraph">
      <style:text-properties style:font-name="Calibri" style:font-name-complex="Calibri" fo:font-size="10pt" style:font-size-asian="10pt" style:font-size-complex="10pt"/>
    </style:style>
    <style:style style:name="P339" style:parent-style-name="Párrafodelista" style:list-style-name="LFO2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olumn341" style:family="table-column">
      <style:table-column-properties style:column-width="2.1458in" style:use-optimal-column-width="false"/>
    </style:style>
    <style:style style:name="TableColumn342" style:family="table-column">
      <style:table-column-properties style:column-width="0.927in" style:use-optimal-column-width="false"/>
    </style:style>
    <style:style style:name="TableColumn343" style:family="table-column">
      <style:table-column-properties style:column-width="3.5in" style:use-optimal-column-width="false"/>
    </style:style>
    <style:style style:name="Table340" style:family="table">
      <style:table-properties style:width="6.5729in" fo:margin-left="0in" table:align="left"/>
    </style:style>
    <style:style style:name="TableRow344" style:family="table-row">
      <style:table-row-properties style:min-row-height="0.2083in" style:use-optimal-row-height="false"/>
    </style:style>
    <style:style style:name="TableCell345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347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349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0pt" style:font-size-asian="10pt" style:font-size-complex="10pt"/>
    </style:style>
    <style:style style:name="TableRow351" style:family="table-row">
      <style:table-row-properties style:min-row-height="0.2083in" style:use-optimal-row-height="false"/>
    </style:style>
    <style:style style:name="TableCell35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35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35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358" style:family="table-row">
      <style:table-row-properties style:min-row-height="0.2083in" style:use-optimal-row-height="false"/>
    </style:style>
    <style:style style:name="TableCell359" style:family="table-cell">
      <style:table-cell-properties fo:border="0.0069in solid #9CC2E5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61" style:parent-style-name="Normal" style:family="paragraph">
      <style:paragraph-properties fo:margin-bottom="0in" fo:line-height="100%"/>
    </style:style>
    <style:style style:name="T362" style:parent-style-name="Fuentedepárrafopredeter.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363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P36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6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6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6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6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6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7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7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7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73" style:parent-style-name="Normal" style:family="paragraph">
      <style:paragraph-properties fo:margin-bottom="0in" fo:line-height="100%"/>
    </style:style>
    <style:style style:name="T374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375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376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377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P37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379" style:family="table-row">
      <style:table-row-properties style:min-row-height="0.2083in" style:use-optimal-row-height="false"/>
    </style:style>
    <style:style style:name="TableCell38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38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38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386" style:family="table-row">
      <style:table-row-properties style:min-row-height="0.2083in" style:use-optimal-row-height="false"/>
    </style:style>
    <style:style style:name="TableCell387" style:family="table-cell">
      <style:table-cell-properties fo:border="0.0069in solid #9CC2E5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8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399" style:parent-style-name="Normal" style:family="paragraph">
      <style:paragraph-properties fo:margin-bottom="0in" fo:line-height="100%"/>
    </style:style>
    <style:style style:name="T400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01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02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ableRow403" style:family="table-row">
      <style:table-row-properties style:min-row-height="0.2083in" style:use-optimal-row-height="false"/>
    </style:style>
    <style:style style:name="TableCell40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40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4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410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11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12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13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14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P41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416" style:family="table-row">
      <style:table-row-properties style:min-row-height="0.2083in" style:use-optimal-row-height="false"/>
    </style:style>
    <style:style style:name="TableCell417" style:family="table-cell">
      <style:table-cell-properties fo:border="0.0069in solid #9CC2E5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41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2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3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3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3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33" style:parent-style-name="Normal" style:family="paragraph">
      <style:paragraph-properties fo:margin-bottom="0in" fo:line-height="100%"/>
    </style:style>
    <style:style style:name="T434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35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36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37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P4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43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440" style:family="table-row">
      <style:table-row-properties style:min-row-height="0.2083in" style:use-optimal-row-height="false"/>
    </style:style>
    <style:style style:name="TableCell4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4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  <style:text-properties style:font-name="Calibri" style:font-name-complex="Calibri" fo:font-size="10pt" style:font-size-asian="10pt" style:font-size-complex="10pt"/>
    </style:style>
    <style:style style:name="TableCell44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447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48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49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50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51" style:parent-style-name="Fuentedepárrafopredeter." style:family="text">
      <style:text-properties style:font-name="Calibri" style:font-name-complex="Calibri" fo:color="#001D35" fo:font-size="10pt" style:font-size-asian="10pt" style:font-size-complex="10pt"/>
    </style:style>
    <style:style style:name="TableRow452" style:family="table-row">
      <style:table-row-properties style:min-row-height="0.2083in" style:use-optimal-row-height="false"/>
    </style:style>
    <style:style style:name="TableCell453" style:family="table-cell">
      <style:table-cell-properties fo:border="0.0069in solid #9CC2E5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5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5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5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5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5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1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8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6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P470" style:parent-style-name="Normal" style:family="paragraph">
      <style:paragraph-properties fo:margin-bottom="0in" fo:line-height="100%"/>
    </style:style>
    <style:style style:name="T471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72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473" style:parent-style-name="Fuentedepárrafopredeter." style:family="text">
      <style:text-properties style:font-name="Calibri" style:font-name-complex="Calibri" fo:font-size="10pt" style:font-size-asian="10pt" style:font-size-complex="10pt"/>
    </style:style>
  </office:automatic-styles>
  <office:body>
    <office:text text:use-soft-page-breaks="true">
      <text:h text:style-name="P1" text:outline-level="1">Gestión de Capacitaciones<text:s/></text:h>
      <text:list text:style-name="LFO1" text:continue-numbering="true">
        <text:list-item>
          <text:p text:style-name="P2">Capacitaciones</text:p>
        </text:list-item>
      </text:list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cción<text:s/></text:p>
          </table:table-cell>
          <table:table-cell table:style-name="TableCell10">
            <text:p text:style-name="P11">Método</text:p>
          </table:table-cell>
          <table:table-cell table:style-name="TableCell12">
            <text:p text:style-name="P13">URL<text:s/></text:p>
          </table:table-cell>
        </table:table-row>
        <table:table-row table:style-name="TableRow14">
          <table:table-cell table:style-name="TableCell15">
            <text:p text:style-name="P16">Listar Capacitaciones/Cursos</text:p>
          </table:table-cell>
          <table:table-cell table:style-name="TableCell17">
            <text:p text:style-name="P18">Get<text:s/></text:p>
          </table:table-cell>
          <table:table-cell table:style-name="TableCell19">
            <text:p text:style-name="P20">http://localhost:8080/trainings</text:p>
          </table:table-cell>
        </table:table-row>
        <table:table-row table:style-name="TableRow21">
          <table:table-cell table:style-name="TableCell22" table:number-columns-spanned="3">
            <text:p text:style-name="P23">get:</text:p>
            <text:p text:style-name="P24"><text:s text:c="6"/>summary: Listar todos los programas de capacitación</text:p>
            <text:p text:style-name="P25"><text:s text:c="6"/>responses:</text:p>
            <text:p text:style-name="P26"><text:s text:c="8"/>'200':</text:p>
            <text:p text:style-name="P27"><text:s text:c="10"/>description: Lista de programas de capacitación</text:p>
            <text:p text:style-name="P28"><text:s text:c="10"/>content:</text:p>
            <text:p text:style-name="P29"><text:s text:c="12"/>application/json:</text:p>
            <text:p text:style-name="P30"><text:s text:c="14"/>schema:</text:p>
            <text:p text:style-name="P31"><text:s text:c="16"/>type: array</text:p>
            <text:p text:style-name="P32"><text:s text:c="16"/>items:</text:p>
            <text:p text:style-name="P33"><text:span text:style-name="T34"><text:s text:c="18"/>$ref:<text:s/></text:span><text:span text:style-name="T35">'#/components/schemas/TrainingProgramResponse'</text:span></text:p>
            <text:p text:style-name="P36"/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Registrar capacitación<text:s/></text:p>
          </table:table-cell>
          <table:table-cell table:style-name="TableCell40">
            <text:p text:style-name="P41">Post</text:p>
          </table:table-cell>
          <table:table-cell table:style-name="TableCell42">
            <text:p text:style-name="P43">http://localhost:8080/trainings/create</text:p>
            <text:p text:style-name="P44"/>
          </table:table-cell>
        </table:table-row>
        <table:table-row table:style-name="TableRow45">
          <table:table-cell table:style-name="TableCell46" table:number-columns-spanned="3">
            <text:p text:style-name="P47"><text:s text:c="4"/>post:</text:p>
            <text:p text:style-name="P48"><text:s text:c="6"/>summary: Crear un nuevo programa de capacitación</text:p>
            <text:p text:style-name="P49"><text:s text:c="6"/>requestBody:</text:p>
            <text:p text:style-name="P50"><text:s text:c="8"/>required: true</text:p>
            <text:p text:style-name="P51"><text:s text:c="8"/>content:</text:p>
            <text:p text:style-name="P52"><text:s text:c="10"/>application/json:</text:p>
            <text:p text:style-name="P53"><text:s text:c="12"/>schema:</text:p>
            <text:p text:style-name="P54"><text:s text:c="14"/>$ref: '#/components/schemas/TrainingProgramRequest'</text:p>
            <text:p text:style-name="P55"><text:s text:c="6"/>responses:</text:p>
            <text:p text:style-name="P56"><text:s text:c="8"/>'201':</text:p>
            <text:p text:style-name="P57"><text:s text:c="10"/>description: Programa de capacitación creado exitosamente</text:p>
            <text:p text:style-name="P58"/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Obtener detalles de una capacitación<text:s/></text:p>
          </table:table-cell>
          <table:table-cell table:style-name="TableCell62">
            <text:p text:style-name="P63">Get<text:s/></text:p>
          </table:table-cell>
          <table:table-cell table:style-name="TableCell64">
            <text:p text:style-name="P65"><text:span text:style-name="T66">http://localhost:8080/trainings/</text:span><text:span text:style-name="T67"><text:s/>{id}</text:span></text:p>
          </table:table-cell>
        </table:table-row>
        <table:table-row table:style-name="TableRow68">
          <table:table-cell table:style-name="TableCell69" table:number-columns-spanned="3">
            <text:p text:style-name="P70"/>
            <text:p text:style-name="P71"><text:s text:c="4"/>get:</text:p>
            <text:p text:style-name="P72"><text:s text:c="6"/>summary: Obtener detalles de un programa de capacitación</text:p>
            <text:p text:style-name="P73"><text:s text:c="6"/>parameters:</text:p>
            <text:p text:style-name="P74"/>
            <text:p text:style-name="P75">in: path</text:p>
            <text:p text:style-name="P76"><text:s text:c="8"/>name: id</text:p>
            <text:p text:style-name="P77"><text:s text:c="8"/>required: true</text:p>
            <text:p text:style-name="P78"><text:s text:c="8"/>schema:</text:p>
            <text:p text:style-name="P79"><text:s text:c="10"/>type: integer</text:p>
            <text:p text:style-name="P80"><text:s text:c="4"/>responses:'200':</text:p>
            <text:p text:style-name="P81"><text:s text:c="8"/>description: Detalles del programa de capacitación</text:p>
            <text:p text:style-name="P82"><text:s text:c="8"/>content:</text:p>
            <text:p text:style-name="P83"><text:s text:c="10"/>application/json:</text:p>
            <text:p text:style-name="P84"><text:s text:c="12"/>schema:$ref: '#/components/schemas/TrainingProgramResponse'</text:p>
            <text:p text:style-name="P85"/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P88">Actualizar una capacitación</text:p>
          </table:table-cell>
          <table:table-cell table:style-name="TableCell89">
            <text:p text:style-name="P90">Put<text:s/></text:p>
          </table:table-cell>
          <table:table-cell table:style-name="TableCell91">
            <text:p text:style-name="P92"><text:span text:style-name="T93">http://localhost:8080/ trainings/</text:span><text:span text:style-name="T94"><text:s/></text:span><text:span text:style-name="T95">edit</text:span><text:span text:style-name="T96"><text:s/>{id}</text:span></text:p>
          </table:table-cell>
        </table:table-row>
        <table:table-row table:style-name="TableRow97">
          <table:table-cell table:style-name="TableCell98" table:number-columns-spanned="3">
            <text:p text:style-name="P99"/>
            <text:p text:style-name="P100"><text:s text:c="4"/>put:</text:p>
            <text:p text:style-name="P101">summary:<text:s/></text:p>
            <text:p text:style-name="P102">Actualizar un programa de capacitación existente</text:p>
            <text:p text:style-name="P103"><text:s text:c="6"/>parameters:</text:p>
            <text:p text:style-name="P104"/>
            <text:p text:style-name="P105">in: path</text:p>
            <text:p text:style-name="P106"><text:s text:c="8"/>name: id</text:p>
            <text:p text:style-name="P107"><text:s text:c="8"/>required: true</text:p>
            <text:p text:style-name="P108"><text:s text:c="8"/>schema:</text:p>
            <text:p text:style-name="P109"><text:s text:c="10"/>type: integer</text:p>
            <text:p text:style-name="P110"><text:s text:c="4"/>requestBody:</text:p>
            <text:p text:style-name="P111"><text:s text:c="6"/>required: true</text:p>
            <text:p text:style-name="P112"><text:s text:c="6"/>content:</text:p>
            <text:p text:style-name="P113"><text:s text:c="8"/>application/json:</text:p>
            <text:p text:style-name="P114"><text:s text:c="10"/>schema:$ref: '#/components/schemas/TrainingProgramRequest'</text:p>
            <text:p text:style-name="P115"><text:s text:c="4"/>responses:'200':</text:p>
            <text:p text:style-name="P116"><text:s text:c="8"/>description: Programa de capacitación actualizado correctamente</text:p>
            <text:p text:style-name="P117"/>
            <text:p text:style-name="P118"/>
          </table:table-cell>
          <table:covered-table-cell/>
          <table:covered-table-cell/>
        </table:table-row>
      </table:table>
      <text:p text:style-name="P119"/>
      <text:list text:style-name="LFO2" text:continue-numbering="true">
        <text:list-item>
          <text:p text:style-name="P120">Instructores</text:p>
        </text:list-item>
      </text:list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Accion<text:s/></text:p>
          </table:table-cell>
          <table:table-cell table:style-name="TableCell128">
            <text:p text:style-name="P129">Metodo</text:p>
          </table:table-cell>
          <table:table-cell table:style-name="TableCell130">
            <text:p text:style-name="P131">URL<text:s/></text:p>
          </table:table-cell>
        </table:table-row>
        <table:table-row table:style-name="TableRow132">
          <table:table-cell table:style-name="TableCell133">
            <text:p text:style-name="P134">Listar a los instructores</text:p>
          </table:table-cell>
          <table:table-cell table:style-name="TableCell135">
            <text:p text:style-name="P136">Get</text:p>
          </table:table-cell>
          <table:table-cell table:style-name="TableCell137">
            <text:p text:style-name="P138">http://localhost:8080/instructors</text:p>
          </table:table-cell>
        </table:table-row>
        <table:table-row table:style-name="TableRow139">
          <table:table-cell table:style-name="TableCell140" table:number-columns-spanned="3">
            <text:p text:style-name="P141"><text:s text:c="3"/>get:</text:p>
            <text:p text:style-name="P142"><text:s text:c="6"/>summary: Listar todos los instructores</text:p>
            <text:p text:style-name="P143"><text:s text:c="6"/>responses:</text:p>
            <text:p text:style-name="P144"><text:s text:c="8"/>'200':</text:p>
            <text:p text:style-name="P145"><text:s text:c="10"/>description: Lista de instructores</text:p>
            <text:p text:style-name="P146"><text:s text:c="10"/>content:</text:p>
            <text:p text:style-name="P147"><text:s text:c="12"/>application/json:</text:p>
            <text:p text:style-name="P148"><text:s text:c="14"/>schema:</text:p>
            <text:p text:style-name="P149"><text:s text:c="16"/>type: array</text:p>
            <text:p text:style-name="P150"><text:s text:c="16"/>items:</text:p>
            <text:p text:style-name="P151"><text:s text:c="18"/>$ref: '#/components/schemas/InstructorResponse'</text:p>
            <text:p text:style-name="P152"/>
          </table:table-cell>
          <table:covered-table-cell/>
          <table:covered-table-cell/>
        </table:table-row>
        <table:table-row table:style-name="TableRow153">
          <table:table-cell table:style-name="TableCell154">
            <text:p text:style-name="P155">Registrar un instructor</text:p>
          </table:table-cell>
          <table:table-cell table:style-name="TableCell156">
            <text:p text:style-name="P157">Post</text:p>
          </table:table-cell>
          <table:table-cell table:style-name="TableCell158">
            <text:p text:style-name="P159">http://localhost:8080/instructors/create</text:p>
          </table:table-cell>
        </table:table-row>
        <table:table-row table:style-name="TableRow160">
          <table:table-cell table:style-name="TableCell161" table:number-columns-spanned="3">
            <text:p text:style-name="P162">post:</text:p>
            <text:p text:style-name="P163"><text:s text:c="6"/>summary: Registrar un nuevo instructor</text:p>
            <text:p text:style-name="P164"><text:s text:c="6"/>requestBody:</text:p>
            <text:p text:style-name="P165"><text:s text:c="8"/>required: true</text:p>
            <text:p text:style-name="P166"><text:s text:c="8"/>content:</text:p>
            <text:p text:style-name="P167"><text:s text:c="10"/>application/json:</text:p>
            <text:p text:style-name="P168"><text:s text:c="12"/>schema:</text:p>
            <text:p text:style-name="P169"><text:s text:c="14"/>$ref:<text:s/>'#/components/schemas/InstructorRequest'</text:p>
            <text:p text:style-name="P170"><text:s text:c="6"/>responses:</text:p>
            <text:p text:style-name="P171"><text:s text:c="8"/>'201':</text:p>
            <text:p text:style-name="P172"><text:s text:c="10"/>description: Instructor registrado exitosamente</text:p>
            <text:p text:style-name="P173"/>
          </table:table-cell>
          <table:covered-table-cell/>
          <table:covered-table-cell/>
        </table:table-row>
        <table:table-row table:style-name="TableRow174">
          <table:table-cell table:style-name="TableCell175">
            <text:p text:style-name="P176">Obtener a un instructor mediante su ID</text:p>
          </table:table-cell>
          <table:table-cell table:style-name="TableCell177">
            <text:p text:style-name="P178">Get</text:p>
          </table:table-cell>
          <table:table-cell table:style-name="TableCell179">
            <text:p text:style-name="P180"><text:span text:style-name="T181">http://localhost:8080/instructors/</text:span><text:span text:style-name="T182">{id}</text:span></text:p>
            <text:p text:style-name="P183"/>
          </table:table-cell>
        </table:table-row>
        <table:table-row table:style-name="TableRow184">
          <table:table-cell table:style-name="TableCell185" table:number-columns-spanned="3">
            <text:p text:style-name="P186"/>
            <text:p text:style-name="P187"><text:s text:c="4"/>get:</text:p>
            <text:p text:style-name="P188"><text:s text:c="6"/>summary: Obtener<text:s/>detalles de un instructor</text:p>
            <text:p text:style-name="P189"><text:s text:c="6"/>parameters:</text:p>
            <text:p text:style-name="P190"><text:s text:c="8"/>- name: id</text:p>
            <text:p text:style-name="P191"><text:s text:c="10"/>in: path</text:p>
            <text:p text:style-name="P192"><text:s text:c="10"/>required: true</text:p>
            <text:p text:style-name="P193"><text:s text:c="10"/>schema:</text:p>
            <text:p text:style-name="P194"><text:s text:c="12"/>type: integer</text:p>
            <text:p text:style-name="P195"><text:s text:c="6"/>responses:</text:p>
            <text:p text:style-name="P196"><text:s text:c="8"/>'200':</text:p>
            <text:p text:style-name="P197"><text:s text:c="10"/>description: Detalles del instructor</text:p>
            <text:p text:style-name="P198"><text:s text:c="10"/>content:</text:p>
            <text:p text:style-name="P199"><text:s text:c="12"/>application/json:</text:p>
            <text:p text:style-name="P200"><text:s text:c="14"/>schema:</text:p>
            <text:p text:style-name="P201"><text:s text:c="16"/>$ref: '#/components/schemas/InstructorResponse'</text:p>
            <text:p text:style-name="P202"/>
          </table:table-cell>
          <table:covered-table-cell/>
          <table:covered-table-cell/>
        </table:table-row>
        <table:table-row table:style-name="TableRow203">
          <table:table-cell table:style-name="TableCell204">
            <text:p text:style-name="P205">Actualizar un instructor</text:p>
          </table:table-cell>
          <table:table-cell table:style-name="TableCell206">
            <text:p text:style-name="P207">Put</text:p>
          </table:table-cell>
          <table:table-cell table:style-name="TableCell208">
            <text:p text:style-name="P209"><text:span text:style-name="T210">http://localhost:8080/instructors/edit</text:span><text:span text:style-name="T211">{id}</text:span></text:p>
          </table:table-cell>
        </table:table-row>
        <table:table-row table:style-name="TableRow212">
          <table:table-cell table:style-name="TableCell213" table:number-columns-spanned="3">
            <text:p text:style-name="P214">put:</text:p>
            <text:p text:style-name="P215"><text:s text:c="6"/>summary: Actualizar un instructor existente</text:p>
            <text:p text:style-name="P216"><text:s text:c="6"/>parameters:</text:p>
            <text:p text:style-name="P217"><text:s text:c="8"/>- name: id</text:p>
            <text:p text:style-name="P218"><text:s text:c="10"/>in: path</text:p>
            <text:p text:style-name="P219"><text:s text:c="10"/>required: true</text:p>
            <text:p text:style-name="P220"><text:s text:c="10"/>schema:</text:p>
            <text:p text:style-name="P221"><text:s text:c="12"/>type: integer</text:p>
            <text:p text:style-name="P222"><text:s text:c="6"/>requestBody:</text:p>
            <text:p text:style-name="P223"><text:s text:c="8"/>required: true</text:p>
            <text:p text:style-name="P224"><text:s text:c="8"/>content:</text:p>
            <text:p text:style-name="P225"><text:s text:c="10"/>application/json:</text:p>
            <text:p text:style-name="P226"><text:s text:c="12"/>schema:</text:p>
            <text:p text:style-name="P227"><text:s text:c="14"/>$ref:<text:s/>'#/components/schemas/InstructorRequest'</text:p>
            <text:p text:style-name="P228"><text:s text:c="6"/>responses:</text:p>
            <text:p text:style-name="P229"><text:s text:c="8"/>'200':</text:p>
            <text:p text:style-name="P230"><text:s text:c="10"/>description: Instructor actualizado correctamente</text:p>
          </table:table-cell>
          <table:covered-table-cell/>
          <table:covered-table-cell/>
        </table:table-row>
      </table:table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h text:style-name="P238" text:outline-level="1">Gestión de Desempeño del Empleado</text:h>
      <text:list text:style-name="LFO1" text:continue-numbering="true">
        <text:list-item>
          <text:p text:style-name="P239">KPI</text:p>
        </text:list-item>
      </text:list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Acción<text:s/></text:p>
          </table:table-cell>
          <table:table-cell table:style-name="TableCell247">
            <text:p text:style-name="P248">Método</text:p>
          </table:table-cell>
          <table:table-cell table:style-name="TableCell249">
            <text:p text:style-name="P250">URL<text:s/></text:p>
          </table:table-cell>
        </table:table-row>
        <table:table-row table:style-name="TableRow251">
          <table:table-cell table:style-name="TableCell252">
            <text:p text:style-name="P253">Listar KPI’s</text:p>
          </table:table-cell>
          <table:table-cell table:style-name="TableCell254">
            <text:p text:style-name="P255">Get<text:s/></text:p>
          </table:table-cell>
          <table:table-cell table:style-name="TableCell256">
            <text:p text:style-name="P257">http://localhost:8080/kpis</text:p>
          </table:table-cell>
        </table:table-row>
        <table:table-row table:style-name="TableRow258">
          <table:table-cell table:style-name="TableCell259" table:number-columns-spanned="3">
            <text:p text:style-name="P260">get:</text:p>
            <text:p text:style-name="P261"><text:s text:c="6"/>summary: Listar todos los KPI</text:p>
            <text:p text:style-name="P262"><text:s text:c="6"/>responses:</text:p>
            <text:p text:style-name="P263"><text:s text:c="8"/>'200':</text:p>
            <text:p text:style-name="P264"><text:s text:c="10"/>description: Lista de indicadores de desempeño</text:p>
            <text:p text:style-name="P265"><text:s text:c="10"/>content:</text:p>
            <text:p text:style-name="P266"><text:s text:c="12"/>application/json:</text:p>
            <text:p text:style-name="P267"><text:s text:c="14"/>schema:</text:p>
            <text:p text:style-name="P268"><text:s text:c="16"/>type: array</text:p>
            <text:p text:style-name="P269"><text:s text:c="16"/>items:</text:p>
            <text:p text:style-name="P270"><text:span text:style-name="T271"><text:s text:c="18"/>$ref: '#/components/schemas/KpiResponse'</text:span></text:p>
            <text:p text:style-name="P272"/>
          </table:table-cell>
          <table:covered-table-cell/>
          <table:covered-table-cell/>
        </table:table-row>
        <table:table-row table:style-name="TableRow273">
          <table:table-cell table:style-name="TableCell274">
            <text:p text:style-name="P275">Obtener un KPI por Id</text:p>
          </table:table-cell>
          <table:table-cell table:style-name="TableCell276">
            <text:p text:style-name="P277">Get<text:s/></text:p>
          </table:table-cell>
          <table:table-cell table:style-name="TableCell278">
            <text:p text:style-name="P279"><text:span text:style-name="T280">http://localhost:8080/kpis/</text:span><text:span text:style-name="T281">{id}</text:span></text:p>
          </table:table-cell>
        </table:table-row>
        <table:table-row table:style-name="TableRow282">
          <table:table-cell table:style-name="TableCell283" table:number-columns-spanned="3">
            <text:p text:style-name="P284"/>
            <text:p text:style-name="P285"><text:span text:style-name="T286"><text:s text:c="4"/></text:span><text:span text:style-name="T287">get:</text:span></text:p>
            <text:p text:style-name="P288"><text:s text:c="6"/>summary: Obtener detalles de un KPI</text:p>
            <text:p text:style-name="P289"><text:s text:c="6"/>parameters:</text:p>
            <text:p text:style-name="P290"><text:s text:c="8"/>- name: id</text:p>
            <text:p text:style-name="P291"><text:s text:c="10"/>in: path</text:p>
            <text:p text:style-name="P292"><text:s text:c="10"/>required: true</text:p>
            <text:p text:style-name="P293"><text:s text:c="10"/>schema:</text:p>
            <text:p text:style-name="P294"><text:s text:c="12"/>type: integer</text:p>
            <text:p text:style-name="P295"><text:s text:c="6"/>responses:</text:p>
            <text:p text:style-name="P296"><text:s text:c="8"/>'200':</text:p>
            <text:p text:style-name="P297"><text:s text:c="10"/>description: Detalles del KPI</text:p>
            <text:p text:style-name="P298"><text:s text:c="10"/>content:</text:p>
            <text:p text:style-name="P299"><text:s text:c="12"/>application/json:</text:p>
            <text:p text:style-name="P300"><text:s text:c="14"/>schema:</text:p>
            <text:p text:style-name="P301"><text:span text:style-name="T302"><text:s text:c="16"/>$ref: '#/components/schemas/KpiResponse'</text:span></text:p>
            <text:p text:style-name="P303"/>
            <text:p text:style-name="P304"/>
          </table:table-cell>
          <table:covered-table-cell/>
          <table:covered-table-cell/>
        </table:table-row>
        <table:table-row table:style-name="TableRow305">
          <table:table-cell table:style-name="TableCell306">
            <text:p text:style-name="P307"><text:span text:style-name="T308">Actualizar<text:s/></text:span><text:span text:style-name="T309">un KPI</text:span></text:p>
          </table:table-cell>
          <table:table-cell table:style-name="TableCell310">
            <text:p text:style-name="P311">Put<text:s/></text:p>
          </table:table-cell>
          <table:table-cell table:style-name="TableCell312">
            <text:p text:style-name="P313"><text:span text:style-name="T314">http://localhost:8080/kpi/edit</text:span><text:span text:style-name="T315">{id}</text:span></text:p>
          </table:table-cell>
        </table:table-row>
        <table:table-row table:style-name="TableRow316">
          <table:table-cell table:style-name="TableCell317" table:number-columns-spanned="3">
            <text:p text:style-name="P318"/>
            <text:p text:style-name="P319">put:</text:p>
            <text:p text:style-name="P320"><text:s text:c="6"/>summary: Actualizar un KPI</text:p>
            <text:p text:style-name="P321"><text:s text:c="6"/>parameters:</text:p>
            <text:p text:style-name="P322"><text:s text:c="8"/>- name: id</text:p>
            <text:p text:style-name="P323"><text:s text:c="10"/>in: path</text:p>
            <text:p text:style-name="P324"><text:s text:c="10"/>required: true</text:p>
            <text:p text:style-name="P325"><text:s text:c="10"/>schema:</text:p>
            <text:p text:style-name="P326"><text:s text:c="12"/>type: integer</text:p>
            <text:p text:style-name="P327"><text:s text:c="6"/>requestBody:</text:p>
            <text:p text:style-name="P328"><text:s text:c="8"/>required: true</text:p>
            <text:p text:style-name="P329"><text:s text:c="8"/>content:</text:p>
            <text:p text:style-name="P330"><text:s text:c="10"/>application/json:</text:p>
            <text:p text:style-name="P331"><text:s text:c="12"/>schema:</text:p>
            <text:p text:style-name="P332"><text:s text:c="14"/>$ref: '#/components/schemas/KpiRequest'</text:p>
            <text:p text:style-name="P333"><text:s text:c="6"/>responses:</text:p>
            <text:p text:style-name="P334"><text:s text:c="8"/>'200':</text:p>
            <text:p text:style-name="P335"><text:span text:style-name="T336"><text:s text:c="10"/>description: KPI actualizado correctamente</text:span></text:p>
            <text:p text:style-name="P337"/>
          </table:table-cell>
          <table:covered-table-cell/>
          <table:covered-table-cell/>
        </table:table-row>
      </table:table>
      <text:p text:style-name="P338"/>
      <text:list text:style-name="LFO2" text:continue-numbering="true">
        <text:list-item>
          <text:p text:style-name="P339">Achievements<text:s/>(registros de<text:s/>logros de<text:s/>desempeño)</text:p>
        </text:list-item>
      </text:list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Accion<text:s/></text:p>
          </table:table-cell>
          <table:table-cell table:style-name="TableCell347">
            <text:p text:style-name="P348">Metodo</text:p>
          </table:table-cell>
          <table:table-cell table:style-name="TableCell349">
            <text:p text:style-name="P350">URL<text:s/></text:p>
          </table:table-cell>
        </table:table-row>
        <table:table-row table:style-name="TableRow351">
          <table:table-cell table:style-name="TableCell352">
            <text:p text:style-name="P353">Listar los<text:s/>logros</text:p>
          </table:table-cell>
          <table:table-cell table:style-name="TableCell354">
            <text:p text:style-name="P355">Get</text:p>
          </table:table-cell>
          <table:table-cell table:style-name="TableCell356">
            <text:p text:style-name="P357">http://localhost:8080/<text:s/>achievements</text:p>
          </table:table-cell>
        </table:table-row>
        <table:table-row table:style-name="TableRow358">
          <table:table-cell table:style-name="TableCell359" table:number-columns-spanned="3">
            <text:p text:style-name="P360"/>
            <text:p text:style-name="P361"><text:span text:style-name="T362"><text:s text:c="3"/></text:span><text:span text:style-name="T363">get:</text:span></text:p>
            <text:p text:style-name="P364"><text:s text:c="6"/>summary: Listar todos los registros de<text:s/>logros de<text:s/>desempeño</text:p>
            <text:p text:style-name="P365"><text:s text:c="6"/>responses:</text:p>
            <text:p text:style-name="P366"><text:s text:c="8"/>'200':</text:p>
            <text:p text:style-name="P367"><text:s text:c="10"/>description: Lista de<text:s/>logros</text:p>
            <text:p text:style-name="P368"><text:s text:c="10"/>content:</text:p>
            <text:p text:style-name="P369"><text:s text:c="12"/>application/json:</text:p>
            <text:p text:style-name="P370"><text:s text:c="14"/>schema:</text:p>
            <text:p text:style-name="P371"><text:s text:c="16"/>type: array</text:p>
            <text:p text:style-name="P372"><text:s text:c="16"/>items:</text:p>
            <text:p text:style-name="P373"><text:span text:style-name="T374"><text:s text:c="18"/>$ref: '#/components/schemas/</text:span><text:span text:style-name="T375">A</text:span><text:span text:style-name="T376">chievement</text:span><text:span text:style-name="T377">Response'<text:s/></text:span></text:p>
            <text:p text:style-name="P378"/>
          </table:table-cell>
          <table:covered-table-cell/>
          <table:covered-table-cell/>
        </table:table-row>
        <table:table-row table:style-name="TableRow379">
          <table:table-cell table:style-name="TableCell380">
            <text:p text:style-name="P381">Registrar un<text:s/>logro<text:s/>de desempeño</text:p>
          </table:table-cell>
          <table:table-cell table:style-name="TableCell382">
            <text:p text:style-name="P383">Post</text:p>
          </table:table-cell>
          <table:table-cell table:style-name="TableCell384">
            <text:p text:style-name="P385">http://localhost:8080/achievements/create</text:p>
          </table:table-cell>
        </table:table-row>
        <table:table-row table:style-name="TableRow386">
          <table:table-cell table:style-name="TableCell387" table:number-columns-spanned="3">
            <text:p text:style-name="P388"/>
            <text:p text:style-name="P389">post:</text:p>
            <text:p text:style-name="P390"><text:s text:c="6"/>summary: Registrar un nuevo<text:s/>logro</text:p>
            <text:p text:style-name="P391"><text:s text:c="6"/>requestBody:</text:p>
            <text:p text:style-name="P392"><text:s text:c="8"/>required: true</text:p>
            <text:p text:style-name="P393"><text:s text:c="8"/>content:</text:p>
            <text:p text:style-name="P394"><text:s text:c="10"/>application/json:</text:p>
            <text:p text:style-name="P395"><text:s text:c="12"/>schema:</text:p>
            <text:p text:style-name="P396"><text:s text:c="14"/>$ref: '#/components/schemas/AchievementRequest'</text:p>
            <text:p text:style-name="P397"><text:s text:c="6"/>responses:</text:p>
            <text:p text:style-name="P398"><text:s text:c="8"/>'201':</text:p>
            <text:p text:style-name="P399"><text:span text:style-name="T400"><text:s text:c="10"/>description: Registro de<text:s/></text:span><text:span text:style-name="T401">logro<text:s/></text:span><text:span text:style-name="T402">creado exitosamente<text:s/></text:span></text:p>
          </table:table-cell>
          <table:covered-table-cell/>
          <table:covered-table-cell/>
        </table:table-row>
        <table:table-row table:style-name="TableRow403">
          <table:table-cell table:style-name="TableCell404">
            <text:p text:style-name="P405">Obtener un<text:s/>logro<text:s/>mediante su id</text:p>
          </table:table-cell>
          <table:table-cell table:style-name="TableCell406">
            <text:p text:style-name="P407">Get</text:p>
          </table:table-cell>
          <table:table-cell table:style-name="TableCell408">
            <text:p text:style-name="P409"><text:span text:style-name="T410">http://localhost:8080/</text:span><text:span text:style-name="T411">achievement</text:span><text:span text:style-name="T412">s<text:s/></text:span><text:span text:style-name="T413">/</text:span><text:span text:style-name="T414">{id}</text:span></text:p>
            <text:p text:style-name="P415"/>
          </table:table-cell>
        </table:table-row>
        <table:table-row table:style-name="TableRow416">
          <table:table-cell table:style-name="TableCell417" table:number-columns-spanned="3">
            <text:p text:style-name="P418"/>
            <text:p text:style-name="P419">get:</text:p>
            <text:p text:style-name="P420"><text:s text:c="6"/>summary: Obtener detalles de un<text:s/>logro<text:s/>de desempeño</text:p>
            <text:p text:style-name="P421"><text:s text:c="6"/>parameters:</text:p>
            <text:p text:style-name="P422"><text:s text:c="8"/>- name: id</text:p>
            <text:p text:style-name="P423"><text:s text:c="10"/>in: path</text:p>
            <text:p text:style-name="P424"><text:s text:c="10"/>required: true</text:p>
            <text:p text:style-name="P425"><text:s text:c="10"/>schema:</text:p>
            <text:p text:style-name="P426"><text:s text:c="12"/>type: integer</text:p>
            <text:p text:style-name="P427"><text:s text:c="6"/>responses:</text:p>
            <text:p text:style-name="P428"><text:s text:c="8"/>'200':</text:p>
            <text:p text:style-name="P429"><text:s text:c="10"/>description: Detalles del<text:s/>logro</text:p>
            <text:p text:style-name="P430"><text:s text:c="10"/>content:</text:p>
            <text:p text:style-name="P431"><text:s text:c="12"/>application/json:</text:p>
            <text:p text:style-name="P432"><text:s text:c="14"/>schema:</text:p>
            <text:p text:style-name="P433"><text:span text:style-name="T434"><text:s text:c="16"/>$ref: '#/components/schemas/</text:span><text:span text:style-name="T435">A</text:span><text:span text:style-name="T436">chievement</text:span><text:span text:style-name="T437">Response'</text:span></text:p>
            <text:p text:style-name="P438"/>
            <text:p text:style-name="P439"/>
          </table:table-cell>
          <table:covered-table-cell/>
          <table:covered-table-cell/>
        </table:table-row>
        <table:table-row table:style-name="TableRow440">
          <table:table-cell table:style-name="TableCell441">
            <text:p text:style-name="P442">Actualizar un<text:s/>logro</text:p>
          </table:table-cell>
          <table:table-cell table:style-name="TableCell443">
            <text:p text:style-name="P444">Put</text:p>
          </table:table-cell>
          <table:table-cell table:style-name="TableCell445">
            <text:p text:style-name="P446"><text:span text:style-name="T447">http://localhost:8080/</text:span><text:span text:style-name="T448">achievement</text:span><text:span text:style-name="T449">s</text:span><text:span text:style-name="T450">/edit</text:span><text:span text:style-name="T451">{id}</text:span></text:p>
          </table:table-cell>
        </table:table-row>
        <table:table-row table:style-name="TableRow452">
          <table:table-cell table:style-name="TableCell453" table:number-columns-spanned="3">
            <text:p text:style-name="P454">put:</text:p>
            <text:p text:style-name="P455"><text:s text:c="6"/>summary: Actualizar un<text:s/>logro<text:s/>de<text:s/>desempeño</text:p>
            <text:p text:style-name="P456"><text:s text:c="6"/>parameters:</text:p>
            <text:p text:style-name="P457"><text:s text:c="8"/>- name: id</text:p>
            <text:p text:style-name="P458"><text:s text:c="10"/>in: path</text:p>
            <text:p text:style-name="P459"><text:s text:c="10"/>required: true</text:p>
            <text:p text:style-name="P460"><text:s text:c="10"/>schema:</text:p>
            <text:p text:style-name="P461"><text:s text:c="12"/>type: integer</text:p>
            <text:p text:style-name="P462"><text:s text:c="6"/>requestBody:</text:p>
            <text:p text:style-name="P463"><text:s text:c="8"/>required: true</text:p>
            <text:p text:style-name="P464"><text:s text:c="8"/>content:</text:p>
            <text:p text:style-name="P465"><text:s text:c="10"/>application/json:</text:p>
            <text:p text:style-name="P466"><text:s text:c="12"/>schema:</text:p>
            <text:p text:style-name="P467"><text:s text:c="14"/>$ref: '#/components/schemas/AchievementRequest'</text:p>
            <text:p text:style-name="P468"><text:s text:c="6"/>responses:</text:p>
            <text:p text:style-name="P469"><text:s text:c="8"/>'200':</text:p>
            <text:p text:style-name="P470"><text:span text:style-name="T471"><text:s text:c="10"/>description:<text:s/></text:span><text:span text:style-name="T472">Logro</text:span><text:span text:style-name="T473"><text:s/>actualizado correctamente</text:span></text:p>
          </table:table-cell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badi" svg:font-family="Abadi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MS Gothic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MS Gothic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MS Gothic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MS Gothic" style:font-name-complex="Times New Roman" fo:color="#272727"/>
    </style:style>
    <style:style style:name="TítuloCar" style:display-name="Título Car" style:family="text" style:parent-style-name="Fuentedepárrafopredeter.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ítuloCar" style:display-name="Subtítulo Car" style:family="text" style:parent-style-name="Fuentedepárrafopredeter.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ítulo" style:display-name="Subtítulo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202316271 (Cartolin Escribens,Fabiana)</meta:initial-creator>
    <dc:creator>Sebastian Matute Medina</dc:creator>
    <meta:creation-date>2025-04-21T04:03:00Z</meta:creation-date>
    <dc:date>2025-04-21T09:10:00Z</dc:date>
    <meta:template xlink:href="Normal" xlink:type="simple"/>
    <meta:editing-cycles>5</meta:editing-cycles>
    <meta:editing-duration>PT840S</meta:editing-duration>
    <meta:document-statistic meta:page-count="1" meta:paragraph-count="13" meta:word-count="1050" meta:character-count="6815" meta:row-count="48" meta:non-whitespace-character-count="5778"/>
  </office:meta>
</office:document-meta>
</file>